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14"/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none" style:vertical-align="automatic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53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54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ce6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fo:wrap-option="wrap" fo:background-color="#FFFF00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transparent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3333" style:repeat-content="false"/>
      <style:paragraph-properties fo:text-align="center"/>
    </style:style>
    <style:style style:name="ce73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3333" style:repeat-content="false"/>
      <style:paragraph-properties fo:text-align="center"/>
      <style:text-properties fo:color="#800000" fo:font-size="12pt" style:font-size-asian="12pt" style:font-size-complex="12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3333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fo:background-color="transparent"/>
    </style:style>
    <style:style style:name="ce81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transparent"/>
    </style:style>
    <style:style style:name="ce8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3333" style:repeat-content="fals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6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middle" fo:wrap-option="wrap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8.4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1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9H45M53.000S" table:number-columns-spanned="1" table:number-rows-spanned="2" table:style-name="ce59">
            <text:p>09:45:53</text:p>
          </table:table-cell>
          <table:table-cell office:value-type="string" table:number-columns-spanned="1" table:number-rows-spanned="2" table:style-name="ce60">
            <text:p>DV-997-VP</text:p>
          </table:table-cell>
          <table:table-cell office:value-type="string" table:number-columns-spanned="1" table:number-rows-spanned="2" table:style-name="ce60">
            <text:p>Semi-remorque T2S3</text:p>
          </table:table-cell>
          <table:table-cell office:value-type="string" table:number-columns-spanned="1" table:number-rows-spanned="2" table:style-name="ce60">
            <text:p>Blanc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4" table:style-name="ce12">
            <text:p>7,4</text:p>
          </table:table-cell>
          <table:table-cell office:value-type="float" office:value="10.6" table:style-name="ce12">
            <text:p>10,6</text:p>
          </table:table-cell>
          <table:table-cell office:value-type="float" office:value="8.3000000000000007" table:style-name="ce12">
            <text:p>8,3</text:p>
          </table:table-cell>
          <table:table-cell office:value-type="float" office:value="8.3000000000000007" table:style-name="ce13">
            <text:p>8,3</text:p>
          </table:table-cell>
          <table:table-cell office:value-type="float" office:value="8.3000000000000007" table:style-name="ce14">
            <text:p>8,3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35" table:style-name="ce12">
            <text:p>7,35</text:p>
          </table:table-cell>
          <table:table-cell office:value-type="float" office:value="11.25" table:style-name="ce12">
            <text:p>11,25</text:p>
          </table:table-cell>
          <table:table-cell office:value-type="float" office:value="8.1999999999999993" table:style-name="ce16">
            <text:p>8,2</text:p>
          </table:table-cell>
          <table:table-cell office:value-type="float" office:value="8.1" table:style-name="ce12">
            <text:p>8,1</text:p>
          </table:table-cell>
          <table:table-cell office:value-type="float" office:value="8.25" table:style-name="ce17">
            <text:p>8,2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2.9" table:style-name="ce24">
            <text:p>42,9</text:p>
          </table:table-cell>
          <table:table-cell office:value-type="float" office:value="0.57937427578215805" table:number-columns-spanned="1" table:number-rows-spanned="2" table:style-name="ce86">
            <text:p>0,58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3.15" table:style-name="ce24">
            <text:p>43,15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85" table:style-name="ce12">
            <text:p>3,85</text:p>
          </table:table-cell>
          <table:table-cell office:value-type="float" office:value="4.87" table:style-name="ce12">
            <text:p>4,87</text:p>
          </table:table-cell>
          <table:table-cell office:value-type="float" office:value="1.3" table:style-name="ce13">
            <text:p>1,3</text:p>
          </table:table-cell>
          <table:table-cell office:value-type="float" office:value="1.3" table:style-name="ce13">
            <text:p>1,3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41">
            <text:p>X</text:p>
          </table:table-cell>
          <table:table-cell office:value-type="string" table:style-name="ce40">
            <text:p>non</text:p>
          </table:table-cell>
          <table:table-cell table:style-name="ce4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47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Camion DAF</text:p>
            <text:p>Inscription « Grellier » en rouge</text:p>
            <text:p/>
            <text:p>Suspensions pneumatiques sur tracteur et remorque</text:p>
            <text:p>385/65 R 22,5 S</text:p>
            <text:p>315/80 R 22,5 J</text:p>
            <text:p>385/65 R 22,5 S (3 fois)</text:p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2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2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8H55M36.000S" table:number-columns-spanned="1" table:number-rows-spanned="2" table:style-name="ce59">
            <text:p>08:55:36</text:p>
          </table:table-cell>
          <table:table-cell office:value-type="string" table:number-columns-spanned="1" table:number-rows-spanned="2" table:style-name="ce60">
            <text:p>7096 JBZ</text:p>
            <text:p>Espagne</text:p>
          </table:table-cell>
          <table:table-cell office:value-type="string" table:number-columns-spanned="1" table:number-rows-spanned="2" table:style-name="ce60">
            <text:p>Semi-remorque T2S3</text:p>
          </table:table-cell>
          <table:table-cell office:value-type="string" table:number-columns-spanned="1" table:number-rows-spanned="2" table:style-name="ce60">
            <text:p>Tracteur blanc</text:p>
            <text:p>Remorque bleue</text:p>
          </table:table-cell>
          <table:table-cell office:value-type="time" office:time-value="PT10H10M0.000S" table:number-columns-spanned="1" table:number-rows-spanned="2" table:style-name="ce73">
            <text:p>10:10:00</text:p>
          </table:table-cell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6" table:style-name="ce12">
            <text:p>7,6</text:p>
          </table:table-cell>
          <table:table-cell office:value-type="float" office:value="13.7" table:style-name="ce12">
            <text:p>13,7</text:p>
          </table:table-cell>
          <table:table-cell office:value-type="float" office:value="5.8" table:style-name="ce12">
            <text:p>5,8</text:p>
          </table:table-cell>
          <table:table-cell office:value-type="float" office:value="5.8" table:style-name="ce13">
            <text:p>5,8</text:p>
          </table:table-cell>
          <table:table-cell office:value-type="float" office:value="5.8" table:style-name="ce14">
            <text:p>5,8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65" table:style-name="ce12">
            <text:p>7,65</text:p>
          </table:table-cell>
          <table:table-cell office:value-type="float" office:value="14.1" table:style-name="ce12">
            <text:p>14,1</text:p>
          </table:table-cell>
          <table:table-cell office:value-type="float" office:value="6.05" table:style-name="ce16">
            <text:p>6,05</text:p>
          </table:table-cell>
          <table:table-cell office:value-type="float" office:value="6.2" table:style-name="ce72">
            <text:p>6,2</text:p>
          </table:table-cell>
          <table:table-cell office:value-type="float" office:value="6.3" table:style-name="ce17">
            <text:p>6,3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38.700000000000003" table:style-name="ce24">
            <text:p>38,7</text:p>
          </table:table-cell>
          <table:table-cell office:value-type="float" office:value="3.9702233250620398" table:number-columns-spanned="1" table:number-rows-spanned="2" table:style-name="ce86">
            <text:p>3,97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0.299999999999997" table:style-name="ce24">
            <text:p>40,3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83" table:style-name="ce12">
            <text:p>3,83</text:p>
          </table:table-cell>
          <table:table-cell office:value-type="float" office:value="6.99" table:style-name="ce12">
            <text:p>6,99</text:p>
          </table:table-cell>
          <table:table-cell office:value-type="float" office:value="1.32" table:style-name="ce13">
            <text:p>1,32</text:p>
          </table:table-cell>
          <table:table-cell office:value-type="float" office:value="1.34" table:style-name="ce13">
            <text:p>1,34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41">
            <text:p>X</text:p>
          </table:table-cell>
          <table:table-cell office:value-type="string" table:style-name="ce40">
            <text:p>non</text:p>
          </table:table-cell>
          <table:table-cell table:style-name="ce4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47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Inscription « PAZAOLA expédition »</text:p>
            <text:p/>
            <text:p>Suspensions pneumatiques sur tracteur et remorque</text:p>
            <text:p>315/70 R 22,5 S (Michelin)</text:p>
            <text:p>315/70 R 22,5 J (Michelin)</text:p>
            <text:p>385/55 R 22,5 S (Pirelli) (3 fois)</text:p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3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3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0H22M35.000S" table:number-columns-spanned="1" table:number-rows-spanned="2" table:style-name="ce59">
            <text:p>10:22:35</text:p>
          </table:table-cell>
          <table:table-cell office:value-type="string" table:number-columns-spanned="1" table:number-rows-spanned="2" table:style-name="ce60">
            <text:p>BS 364 OC</text:p>
          </table:table-cell>
          <table:table-cell office:value-type="string" table:number-columns-spanned="1" table:number-rows-spanned="2" table:style-name="ce60">
            <text:p>Citerne</text:p>
          </table:table-cell>
          <table:table-cell office:value-type="string" table:number-columns-spanned="1" table:number-rows-spanned="2" table:style-name="ce60">
            <text:p>Blanc</text:p>
          </table:table-cell>
          <table:table-cell office:value-type="time" office:time-value="PT10H28M0.000S" table:number-columns-spanned="1" table:number-rows-spanned="2" table:style-name="ce73">
            <text:p>10:28:00</text:p>
          </table:table-cell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6.7" table:style-name="ce12">
            <text:p>6,7</text:p>
          </table:table-cell>
          <table:table-cell office:value-type="float" office:value="11.2" table:style-name="ce12">
            <text:p>11,2</text:p>
          </table:table-cell>
          <table:table-cell office:value-type="float" office:value="8.4" table:style-name="ce12">
            <text:p>8,4</text:p>
          </table:table-cell>
          <table:table-cell office:value-type="float" office:value="8.4" table:style-name="ce13">
            <text:p>8,4</text:p>
          </table:table-cell>
          <table:table-cell office:value-type="float" office:value="8.4" table:style-name="ce14">
            <text:p>8,4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4" table:style-name="ce12">
            <text:p>7,4</text:p>
          </table:table-cell>
          <table:table-cell office:value-type="float" office:value="11.6" table:style-name="ce12">
            <text:p>11,6</text:p>
          </table:table-cell>
          <table:table-cell office:value-type="float" office:value="8.35" table:style-name="ce16">
            <text:p>8,35</text:p>
          </table:table-cell>
          <table:table-cell office:value-type="float" office:value="8.5" table:style-name="ce74">
            <text:p>8,5</text:p>
          </table:table-cell>
          <table:table-cell office:value-type="float" office:value="8.5" table:style-name="ce17">
            <text:p>8,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3.1" table:style-name="ce24">
            <text:p>43,1</text:p>
          </table:table-cell>
          <table:table-cell office:value-type="float" office:value="2.8184892897406999" table:number-columns-spanned="1" table:number-rows-spanned="2" table:style-name="ce86">
            <text:p>2,82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4.35" table:style-name="ce24">
            <text:p>44,35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62" table:style-name="ce12">
            <text:p>3,62</text:p>
          </table:table-cell>
          <table:table-cell office:value-type="float" office:value="5.66" table:style-name="ce12">
            <text:p>5,66</text:p>
          </table:table-cell>
          <table:table-cell office:value-type="float" office:value="1.32" table:style-name="ce13">
            <text:p>1,32</text:p>
          </table:table-cell>
          <table:table-cell office:value-type="float" office:value="1.32" table:style-name="ce13">
            <text:p>1,32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table:style-name="ce41"/>
          <table:table-cell office:value-type="string" table:style-name="ce40">
            <text:p>non</text:p>
          </table:table-cell>
          <table:table-cell office:value-type="string" table:style-name="ce75">
            <text:p>X (mais forme aérodynamique)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47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Tracteur MAN</text:p>
            <text:p/>
            <text:p>Suspensions pneumatiques sur tracteur et remorque</text:p>
            <text:p>315/80 R 22,5 S (Michelin)</text:p>
            <text:p>315/80 R 22,5 J (Michelin)</text:p>
            <text:p>385/65 R 22,5 S (Michelin) (3 fois)</text:p>
            <text:p/>
            <text:p>40t : remorque (PTC : 34t)</text:p>
            <text:p>44t : tracteur</text:p>
            <text:p>Plaque à changer (PTC : 38t)</text:p>
            <text:p/>
            <text:p>Chargement : Cendre pour la fabrication de ciment</text:p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4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4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0H35M43.000S" table:number-columns-spanned="1" table:number-rows-spanned="2" table:style-name="ce59">
            <text:p>10:35:43</text:p>
          </table:table-cell>
          <table:table-cell office:value-type="string" table:number-columns-spanned="1" table:number-rows-spanned="2" table:style-name="ce60">
            <text:p>BW 063 PB</text:p>
          </table:table-cell>
          <table:table-cell office:value-type="string" table:number-columns-spanned="1" table:number-rows-spanned="2" table:style-name="ce60">
            <text:p>Volvo</text:p>
          </table:table-cell>
          <table:table-cell office:value-type="string" table:number-columns-spanned="1" table:number-rows-spanned="2" table:style-name="ce60">
            <text:p>Tracteur blanc</text:p>
            <text:p>Remorque bâche rouge</text:p>
          </table:table-cell>
          <table:table-cell office:value-type="time" office:time-value="PT10H45M0.000S" table:number-columns-spanned="1" table:number-rows-spanned="2" table:style-name="ce73">
            <text:p>10:45:00</text:p>
          </table:table-cell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9" table:style-name="ce12">
            <text:p>7,9</text:p>
          </table:table-cell>
          <table:table-cell office:value-type="float" office:value="11.9" table:style-name="ce12">
            <text:p>11,9</text:p>
          </table:table-cell>
          <table:table-cell office:value-type="float" office:value="7.9" table:style-name="ce12">
            <text:p>7,9</text:p>
          </table:table-cell>
          <table:table-cell office:value-type="float" office:value="7.9" table:style-name="ce13">
            <text:p>7,9</text:p>
          </table:table-cell>
          <table:table-cell office:value-type="float" office:value="7.9" table:style-name="ce14">
            <text:p>7,9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6" table:style-name="ce12">
            <text:p>7,6</text:p>
          </table:table-cell>
          <table:table-cell office:value-type="float" office:value="12.35" table:style-name="ce12">
            <text:p>12,35</text:p>
          </table:table-cell>
          <table:table-cell office:value-type="float" office:value="7.8" table:style-name="ce16">
            <text:p>7,8</text:p>
          </table:table-cell>
          <table:table-cell office:value-type="float" office:value="7.7" table:style-name="ce74">
            <text:p>7,7</text:p>
          </table:table-cell>
          <table:table-cell office:value-type="float" office:value="7.8" table:style-name="ce17">
            <text:p>7,8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3.5" table:style-name="ce24">
            <text:p>43,5</text:p>
          </table:table-cell>
          <table:table-cell office:value-type="float" office:value="-0.57803468208092601" table:number-columns-spanned="1" table:number-rows-spanned="2" table:style-name="ce86">
            <text:p>-0,58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3.25" table:style-name="ce24">
            <text:p>43,25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82" table:style-name="ce12">
            <text:p>3,82</text:p>
          </table:table-cell>
          <table:table-cell office:value-type="float" office:value="5.07" table:style-name="ce12">
            <text:p>5,07</text:p>
          </table:table-cell>
          <table:table-cell office:value-type="float" office:value="1.32" table:style-name="ce13">
            <text:p>1,32</text:p>
          </table:table-cell>
          <table:table-cell office:value-type="float" office:value="1.32" table:style-name="ce13">
            <text:p>1,32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41">
            <text:p>X</text:p>
          </table:table-cell>
          <table:table-cell office:value-type="string" table:style-name="ce40">
            <text:p>non</text:p>
          </table:table-cell>
          <table:table-cell table:style-name="ce7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47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Inscription « Globetrotter » sur le devant</text:p>
            <text:p/>
            <text:p>Suspensions pneumatiques sur tracteur et remorque</text:p>
            <text:p>315/80 R 22,5 S (Michelin)</text:p>
            <text:p>385/65 R 22,5 J (Pneu Laurent)</text:p>
            <text:p>385/80 R 22,5 S (Pneu Laurent puis 2 fois Michelin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5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5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0H59M39.000S" table:number-columns-spanned="1" table:number-rows-spanned="2" table:style-name="ce59">
            <text:p>10:59:39</text:p>
          </table:table-cell>
          <table:table-cell office:value-type="string" table:number-columns-spanned="1" table:number-rows-spanned="2" table:style-name="ce60">
            <text:p>DJ 868 MR</text:p>
          </table:table-cell>
          <table:table-cell office:value-type="string" table:number-columns-spanned="1" table:number-rows-spanned="2" table:style-name="ce60">
            <text:p>Semi-remorque T2S3</text:p>
          </table:table-cell>
          <table:table-cell office:value-type="string" table:number-columns-spanned="1" table:number-rows-spanned="2" table:style-name="ce60">
            <text:p>DAF blanc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1" table:style-name="ce12">
            <text:p>7,1</text:p>
          </table:table-cell>
          <table:table-cell office:value-type="float" office:value="9.5" table:style-name="ce12">
            <text:p>9,5</text:p>
          </table:table-cell>
          <table:table-cell office:value-type="float" office:value="9.5" table:style-name="ce12">
            <text:p>9,5</text:p>
          </table:table-cell>
          <table:table-cell office:value-type="float" office:value="9.5" table:style-name="ce13">
            <text:p>9,5</text:p>
          </table:table-cell>
          <table:table-cell office:value-type="float" office:value="9.5" table:style-name="ce14">
            <text:p>9,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35" table:style-name="ce12">
            <text:p>7,35</text:p>
          </table:table-cell>
          <table:table-cell office:value-type="float" office:value="10.5" table:style-name="ce12">
            <text:p>10,5</text:p>
          </table:table-cell>
          <table:table-cell office:value-type="float" office:value="9.3000000000000007" table:style-name="ce16">
            <text:p>9,3</text:p>
          </table:table-cell>
          <table:table-cell office:value-type="float" office:value="9.6999999999999993" table:style-name="ce74">
            <text:p>9,7</text:p>
          </table:table-cell>
          <table:table-cell office:value-type="float" office:value="9.4499999999999993" table:style-name="ce17">
            <text:p>9,4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5.1" table:style-name="ce24">
            <text:p>45,1</text:p>
          </table:table-cell>
          <table:table-cell office:value-type="float" office:value="2.59179265658749" table:number-columns-spanned="1" table:number-rows-spanned="2" table:style-name="ce86">
            <text:p>2,59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6.3" table:style-name="ce24">
            <text:p>46,3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82" table:style-name="ce12">
            <text:p>3,82</text:p>
          </table:table-cell>
          <table:table-cell office:value-type="float" office:value="4.74" table:style-name="ce12">
            <text:p>4,74</text:p>
          </table:table-cell>
          <table:table-cell office:value-type="float" office:value="1.32" table:style-name="ce13">
            <text:p>1,32</text:p>
          </table:table-cell>
          <table:table-cell office:value-type="float" office:value="1.32" table:style-name="ce13">
            <text:p>1,32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table:style-name="ce41"/>
          <table:table-cell office:value-type="string" table:style-name="ce40">
            <text:p>non</text:p>
          </table:table-cell>
          <table:table-cell office:value-type="string" table:style-name="ce76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47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Suspensions pneumatiques sur tracteur et remorque</text:p>
            <text:p>315/80 R 22,5 S (Michelin)</text:p>
            <text:p>315/80 R 22,5 J (Michelin)</text:p>
            <text:p>385/65 R 22,5 S (Michelin 2 fois puis Continental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6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6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1H5M37.000S" table:number-columns-spanned="1" table:number-rows-spanned="2" table:style-name="ce59">
            <text:p>11:05:37</text:p>
          </table:table-cell>
          <table:table-cell office:value-type="string" table:number-columns-spanned="1" table:number-rows-spanned="2" table:style-name="ce60">
            <text:p>CJ 13 ZZF</text:p>
            <text:p>Roumanie</text:p>
          </table:table-cell>
          <table:table-cell table:number-columns-spanned="1" table:number-rows-spanned="2" table:style-name="ce61"/>
          <table:table-cell office:value-type="string" table:number-columns-spanned="1" table:number-rows-spanned="2" table:style-name="ce60">
            <text:p>Blanc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6" table:style-name="ce12">
            <text:p>7,6</text:p>
          </table:table-cell>
          <table:table-cell office:value-type="float" office:value="13.7" table:style-name="ce12">
            <text:p>13,7</text:p>
          </table:table-cell>
          <table:table-cell office:value-type="float" office:value="6.7" table:style-name="ce12">
            <text:p>6,7</text:p>
          </table:table-cell>
          <table:table-cell office:value-type="float" office:value="6.7" table:style-name="ce13">
            <text:p>6,7</text:p>
          </table:table-cell>
          <table:table-cell office:value-type="float" office:value="6.7" table:style-name="ce14">
            <text:p>6,7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3" table:style-name="ce12">
            <text:p>7,3</text:p>
          </table:table-cell>
          <table:table-cell office:value-type="float" office:value="14.3" table:style-name="ce12">
            <text:p>14,3</text:p>
          </table:table-cell>
          <table:table-cell office:value-type="float" office:value="6.8" table:style-name="ce16">
            <text:p>6,8</text:p>
          </table:table-cell>
          <table:table-cell office:value-type="float" office:value="6.6" table:style-name="ce74">
            <text:p>6,6</text:p>
          </table:table-cell>
          <table:table-cell office:value-type="float" office:value="6.7" table:style-name="ce17">
            <text:p>6,7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1.4" table:style-name="ce24">
            <text:p>41,4</text:p>
          </table:table-cell>
          <table:table-cell office:value-type="float" office:value="0.71942446043166797" table:number-columns-spanned="1" table:number-rows-spanned="2" table:style-name="ce86">
            <text:p>0,72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1.7" table:style-name="ce24">
            <text:p>41,7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85" table:style-name="ce12">
            <text:p>3,85</text:p>
          </table:table-cell>
          <table:table-cell office:value-type="float" office:value="5.85" table:style-name="ce12">
            <text:p>5,85</text:p>
          </table:table-cell>
          <table:table-cell office:value-type="float" office:value="1.33" table:style-name="ce13">
            <text:p>1,33</text:p>
          </table:table-cell>
          <table:table-cell office:value-type="float" office:value="1.31" table:style-name="ce13">
            <text:p>1,31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41">
            <text:p>X</text:p>
          </table:table-cell>
          <table:table-cell office:value-type="string" table:style-name="ce40">
            <text:p>non</text:p>
          </table:table-cell>
          <table:table-cell table:style-name="ce76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table:style-name="ce77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Inscription « JCamion »</text:p>
            <text:p/>
            <text:p>Suspensions pneumatiques sur tracteur</text:p>
            <text:p>315/80 R 22,5 S (Michelin)</text:p>
            <text:p>315/80 R 22,5 J (Michelin)</text:p>
            <text:p>385/55 R 22,5 S (Continental) (3 fois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7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7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1H14M7.000S" table:number-columns-spanned="1" table:number-rows-spanned="2" table:style-name="ce59">
            <text:p>11:14:07</text:p>
          </table:table-cell>
          <table:table-cell office:value-type="string" table:number-columns-spanned="1" table:number-rows-spanned="2" table:style-name="ce60">
            <text:p>DT 716 WE</text:p>
          </table:table-cell>
          <table:table-cell office:value-type="string" table:number-columns-spanned="1" table:number-rows-spanned="2" table:style-name="ce60">
            <text:p>Semi-remorque T2S3</text:p>
          </table:table-cell>
          <table:table-cell office:value-type="string" table:number-columns-spanned="1" table:number-rows-spanned="2" table:style-name="ce60">
            <text:p>Blanc</text:p>
          </table:table-cell>
          <table:table-cell office:value-type="time" office:time-value="PT11H16M0.000S" table:number-columns-spanned="1" table:number-rows-spanned="2" table:style-name="ce73">
            <text:p>11:16:00</text:p>
          </table:table-cell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3" table:style-name="ce12">
            <text:p>7,3</text:p>
          </table:table-cell>
          <table:table-cell office:value-type="float" office:value="12.9" table:style-name="ce12">
            <text:p>12,9</text:p>
          </table:table-cell>
          <table:table-cell office:value-type="float" office:value="8.3000000000000007" table:style-name="ce12">
            <text:p>8,3</text:p>
          </table:table-cell>
          <table:table-cell office:value-type="float" office:value="8.3000000000000007" table:style-name="ce13">
            <text:p>8,3</text:p>
          </table:table-cell>
          <table:table-cell office:value-type="float" office:value="8.3000000000000007" table:style-name="ce14">
            <text:p>8,3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05" table:style-name="ce12">
            <text:p>7,05</text:p>
          </table:table-cell>
          <table:table-cell office:value-type="float" office:value="13.35" table:style-name="ce12">
            <text:p>13,35</text:p>
          </table:table-cell>
          <table:table-cell office:value-type="float" office:value="7.25" table:style-name="ce16">
            <text:p>7,25</text:p>
          </table:table-cell>
          <table:table-cell office:value-type="float" office:value="7.55" table:style-name="ce74">
            <text:p>7,55</text:p>
          </table:table-cell>
          <table:table-cell office:value-type="float" office:value="7.9" table:style-name="ce17">
            <text:p>7,9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5.1" table:style-name="ce24">
            <text:p>45,1</text:p>
          </table:table-cell>
          <table:table-cell office:value-type="float" office:value="-4.6403712296983599" table:number-columns-spanned="1" table:number-rows-spanned="2" table:style-name="ce86">
            <text:p>-4,64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3.1" table:style-name="ce24">
            <text:p>43,1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93" table:style-name="ce12">
            <text:p>3,93</text:p>
          </table:table-cell>
          <table:table-cell office:value-type="float" office:value="5.57" table:style-name="ce12">
            <text:p>5,57</text:p>
          </table:table-cell>
          <table:table-cell office:value-type="float" office:value="1.33" table:style-name="ce13">
            <text:p>1,33</text:p>
          </table:table-cell>
          <table:table-cell office:value-type="float" office:value="1.3" table:style-name="ce13">
            <text:p>1,3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41">
            <text:p>X</text:p>
          </table:table-cell>
          <table:table-cell office:value-type="string" table:style-name="ce40">
            <text:p>non</text:p>
          </table:table-cell>
          <table:table-cell table:style-name="ce76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78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Tracteur MAN</text:p>
            <text:p/>
            <text:p>Inscription « Trans-céréales »</text:p>
            <text:p>Vrac : Sulfate de potassium. Ne bouge pas pendant le transport mais chargé du côté droit avec chargeuse.</text:p>
            <text:p/>
            <text:p>Suspensions pneumatiques sur tracteur et remorque</text:p>
            <text:p>315/80 R 22,5 S (Michelin)</text:p>
            <text:p>315/80 R 22,5 J (Michelin)</text:p>
            <text:p>385/65 R 22,5 S (Hankook) (3 fois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8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8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1H42M22.000S" table:number-columns-spanned="1" table:number-rows-spanned="2" table:style-name="ce59">
            <text:p>11:42:22</text:p>
          </table:table-cell>
          <table:table-cell office:value-type="string" table:number-columns-spanned="1" table:number-rows-spanned="2" table:style-name="ce60">
            <text:p>CR 213 JT</text:p>
          </table:table-cell>
          <table:table-cell office:value-type="string" table:number-columns-spanned="1" table:number-rows-spanned="2" table:style-name="ce60">
            <text:p>Tracteur et plateau</text:p>
          </table:table-cell>
          <table:table-cell office:value-type="string" table:number-columns-spanned="1" table:number-rows-spanned="2" table:style-name="ce60">
            <text:p>Tracteur blanc</text:p>
          </table:table-cell>
          <table:table-cell office:value-type="time" office:time-value="PT11H45M0.000S" table:number-columns-spanned="1" table:number-rows-spanned="2" table:style-name="ce73">
            <text:p>11:45:00</text:p>
          </table:table-cell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6.3" table:style-name="ce12">
            <text:p>6,3</text:p>
          </table:table-cell>
          <table:table-cell office:value-type="float" office:value="13.7" table:style-name="ce12">
            <text:p>13,7</text:p>
          </table:table-cell>
          <table:table-cell office:value-type="float" office:value="6.7" table:style-name="ce12">
            <text:p>6,7</text:p>
          </table:table-cell>
          <table:table-cell office:value-type="float" office:value="6.7" table:style-name="ce13">
            <text:p>6,7</text:p>
          </table:table-cell>
          <table:table-cell office:value-type="float" office:value="6.7" table:style-name="ce14">
            <text:p>6,7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6.4" table:style-name="ce12">
            <text:p>6,4</text:p>
          </table:table-cell>
          <table:table-cell office:value-type="float" office:value="14.05" table:style-name="ce12">
            <text:p>14,05</text:p>
          </table:table-cell>
          <table:table-cell office:value-type="float" office:value="6.85" table:style-name="ce16">
            <text:p>6,85</text:p>
          </table:table-cell>
          <table:table-cell office:value-type="float" office:value="6.75" table:style-name="ce74">
            <text:p>6,75</text:p>
          </table:table-cell>
          <table:table-cell office:value-type="float" office:value="6.65" table:style-name="ce17">
            <text:p>6,6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0.1" table:style-name="ce24">
            <text:p>40,1</text:p>
          </table:table-cell>
          <table:table-cell office:value-type="float" office:value="1.47420147420148" table:number-columns-spanned="1" table:number-rows-spanned="2" table:style-name="ce86">
            <text:p>1,47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0.700000000000003" table:style-name="ce24">
            <text:p>40,7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office:value-type="float" office:value="3.7" table:style-name="ce12">
            <text:p>3,7</text:p>
          </table:table-cell>
          <table:table-cell office:value-type="float" office:value="6.2" table:style-name="ce12">
            <text:p>6,2</text:p>
          </table:table-cell>
          <table:table-cell office:value-type="float" office:value="1.4" table:style-name="ce12">
            <text:p>1,4</text:p>
          </table:table-cell>
          <table:table-cell office:value-type="float" office:value="1.4" table:style-name="ce34">
            <text:p>1,4</text:p>
          </table:table-cell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58" table:style-name="ce12">
            <text:p>3,58</text:p>
          </table:table-cell>
          <table:table-cell office:value-type="float" office:value="6" table:style-name="ce12">
            <text:p>6</text:p>
          </table:table-cell>
          <table:table-cell office:value-type="float" office:value="1.3" table:style-name="ce13">
            <text:p>1,3</text:p>
          </table:table-cell>
          <table:table-cell office:value-type="float" office:value="1.3" table:style-name="ce13">
            <text:p>1,3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table:style-name="ce41"/>
          <table:table-cell office:value-type="string" table:style-name="ce40">
            <text:p>non</text:p>
          </table:table-cell>
          <table:table-cell office:value-type="string" table:style-name="ce76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78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Chargement : tuiles</text:p>
            <text:p/>
            <text:p>Suspensions pneumatiques sur tracteur et remorque</text:p>
            <text:p>385/65 R 22,5 S (Bridgestone)</text:p>
            <text:p>315/80 R 22,5 J (Bridgestone)</text:p>
            <text:p>385/65 R 22,5 S (Michelin, Firestone et Michelin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raté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</text:p>
          </table:table-cell>
          <table:table-cell office:value-type="string" table:number-columns-spanned="2" table:number-rows-spanned="1" table:style-name="ce79">
            <text:p>PL raté par les gendarmes</text:p>
          </table:table-cell>
          <table:covered-table-cell/>
          <table:table-cell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0H48M18.000S" table:number-columns-spanned="1" table:number-rows-spanned="2" table:style-name="ce59">
            <text:p>10:48:18</text:p>
          </table:table-cell>
          <table:table-cell office:value-type="string" table:number-columns-spanned="1" table:number-rows-spanned="2" table:style-name="ce60">
            <text:p>CV 248 EP</text:p>
          </table:table-cell>
          <table:table-cell office:value-type="string" table:number-columns-spanned="1" table:number-rows-spanned="2" table:style-name="ce60">
            <text:p>Semi-remorque T2S3</text:p>
          </table:table-cell>
          <table:table-cell table:number-columns-spanned="1" table:number-rows-spanned="2" table:style-name="ce61"/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8" table:style-name="ce12">
            <text:p>7,8</text:p>
          </table:table-cell>
          <table:table-cell office:value-type="float" office:value="10.199999999999999" table:style-name="ce12">
            <text:p>10,2</text:p>
          </table:table-cell>
          <table:table-cell office:value-type="float" office:value="8.6999999999999993" table:style-name="ce12">
            <text:p>8,7</text:p>
          </table:table-cell>
          <table:table-cell office:value-type="float" office:value="8.6999999999999993" table:style-name="ce13">
            <text:p>8,7</text:p>
          </table:table-cell>
          <table:table-cell office:value-type="float" office:value="8.6999999999999993" table:style-name="ce14">
            <text:p>8,7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table:number-columns-repeated="2" table:style-name="ce12"/>
          <table:table-cell table:style-name="ce16"/>
          <table:table-cell table:style-name="ce74"/>
          <table:table-cell table:style-name="ce17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4.1" table:style-name="ce24">
            <text:p>44,1</text:p>
          </table:table-cell>
          <table:table-cell table:number-columns-spanned="1" table:number-rows-spanned="2" table:style-name="ce86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0" table:style-name="ce24">
            <text:p>0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table:number-columns-repeated="2" table:style-name="ce12"/>
          <table:table-cell table:number-columns-repeated="2" table:style-name="ce13"/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table:style-name="ce41"/>
          <table:table-cell office:value-type="string" table:style-name="ce40">
            <text:p>non</text:p>
          </table:table-cell>
          <table:table-cell office:value-type="string" table:style-name="ce76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78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table:number-columns-spanned="1" table:number-rows-spanned="2" table:style-name="ce80"/>
          <table:table-cell table:number-columns-spanned="1" table:number-rows-spanned="2" table:style-name="ce80"/>
          <table:table-cell table:number-columns-spanned="1" table:number-rows-spanned="2" table:style-name="ce80"/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number-columns-spanned="6" table:number-rows-spanned="18" table:style-name="ce81"/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9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09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4H42M23.000S" table:number-columns-spanned="1" table:number-rows-spanned="2" table:style-name="ce59">
            <text:p>14:42:23</text:p>
          </table:table-cell>
          <table:table-cell office:value-type="string" table:number-columns-spanned="1" table:number-rows-spanned="2" table:style-name="ce60">
            <text:p>8UO05420</text:p>
          </table:table-cell>
          <table:table-cell office:value-type="string" table:number-columns-spanned="1" table:number-rows-spanned="2" table:style-name="ce60">
            <text:p>Semi-remorque T2S3</text:p>
          </table:table-cell>
          <table:table-cell office:value-type="string" table:number-columns-spanned="1" table:number-rows-spanned="2" table:style-name="ce60">
            <text:p>Blanc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8.49" table:style-name="ce12">
            <text:p>8,49</text:p>
          </table:table-cell>
          <table:table-cell office:value-type="float" office:value="11.94" table:style-name="ce12">
            <text:p>11,94</text:p>
          </table:table-cell>
          <table:table-cell office:value-type="float" office:value="8.66" table:style-name="ce12">
            <text:p>8,66</text:p>
          </table:table-cell>
          <table:table-cell office:value-type="float" office:value="8.66" table:style-name="ce13">
            <text:p>8,66</text:p>
          </table:table-cell>
          <table:table-cell office:value-type="float" office:value="8.66" table:style-name="ce14">
            <text:p>8,66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8.1999999999999993" table:style-name="ce12">
            <text:p>8,2</text:p>
          </table:table-cell>
          <table:table-cell office:value-type="float" office:value="12" table:style-name="ce12">
            <text:p>12</text:p>
          </table:table-cell>
          <table:table-cell office:value-type="float" office:value="8.35" table:style-name="ce16">
            <text:p>8,35</text:p>
          </table:table-cell>
          <table:table-cell office:value-type="float" office:value="8.4" table:style-name="ce74">
            <text:p>8,4</text:p>
          </table:table-cell>
          <table:table-cell office:value-type="float" office:value="8.35" table:style-name="ce17">
            <text:p>8,3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6.41" table:style-name="ce24">
            <text:p>46,41</text:p>
          </table:table-cell>
          <table:table-cell office:value-type="float" office:value="-2.45033112582782" table:number-columns-spanned="1" table:number-rows-spanned="2" table:style-name="ce86">
            <text:p>-2,4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5.3" table:style-name="ce24">
            <text:p>45,3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office:value-type="float" office:value="3.97" table:style-name="ce12">
            <text:p>3,97</text:p>
          </table:table-cell>
          <table:table-cell office:value-type="float" office:value="5.71" table:style-name="ce12">
            <text:p>5,71</text:p>
          </table:table-cell>
          <table:table-cell office:value-type="float" office:value="1.49" table:style-name="ce12">
            <text:p>1,49</text:p>
          </table:table-cell>
          <table:table-cell office:value-type="float" office:value="1.39" table:style-name="ce34">
            <text:p>1,39</text:p>
          </table:table-cell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84" table:style-name="ce12">
            <text:p>3,84</text:p>
          </table:table-cell>
          <table:table-cell office:value-type="float" office:value="5.85" table:style-name="ce12">
            <text:p>5,85</text:p>
          </table:table-cell>
          <table:table-cell office:value-type="float" office:value="1.41" table:style-name="ce13">
            <text:p>1,41</text:p>
          </table:table-cell>
          <table:table-cell office:value-type="float" office:value="1.3" table:style-name="ce13">
            <text:p>1,3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41">
            <text:p>X</text:p>
          </table:table-cell>
          <table:table-cell office:value-type="string" table:style-name="ce40">
            <text:p>non</text:p>
          </table:table-cell>
          <table:table-cell table:style-name="ce76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78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Inscription « Jet logistic » en haut de la cabine</text:p>
            <text:p>Marque : Mercedes</text:p>
            <text:p/>
            <text:p>Suspensions pneumatiques sur tracteur et remorque</text:p>
            <text:p>315/70 R 22,5 S (Michelin)</text:p>
            <text:p>315/70 R 22,5 J (Michelin)</text:p>
            <text:p>385/65 R 22,5 S (Goodyear puis continental 2 fois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10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10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4H58M50.000S" table:number-columns-spanned="1" table:number-rows-spanned="2" table:style-name="ce59">
            <text:p>14:58:50</text:p>
          </table:table-cell>
          <table:table-cell office:value-type="string" table:number-columns-spanned="1" table:number-rows-spanned="2" table:style-name="ce60">
            <text:p>DB 182 SC</text:p>
          </table:table-cell>
          <table:table-cell office:value-type="string" table:number-columns-spanned="1" table:number-rows-spanned="2" table:style-name="ce60">
            <text:p>Tracteur et benne</text:p>
          </table:table-cell>
          <table:table-cell office:value-type="string" table:number-columns-spanned="1" table:number-rows-spanned="2" table:style-name="ce60">
            <text:p>Blanc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" table:style-name="ce12">
            <text:p>7</text:p>
          </table:table-cell>
          <table:table-cell office:value-type="float" office:value="12.4" table:style-name="ce12">
            <text:p>12,4</text:p>
          </table:table-cell>
          <table:table-cell office:value-type="float" office:value="8.5" table:style-name="ce12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4">
            <text:p>8,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6.75" table:style-name="ce12">
            <text:p>6,75</text:p>
          </table:table-cell>
          <table:table-cell office:value-type="float" office:value="12.45" table:style-name="ce12">
            <text:p>12,45</text:p>
          </table:table-cell>
          <table:table-cell office:value-type="float" office:value="8" table:style-name="ce16">
            <text:p>8</text:p>
          </table:table-cell>
          <table:table-cell office:value-type="float" office:value="8.1" table:style-name="ce74">
            <text:p>8,1</text:p>
          </table:table-cell>
          <table:table-cell office:value-type="float" office:value="8" table:style-name="ce17">
            <text:p>8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4.9" table:style-name="ce24">
            <text:p>44,9</text:p>
          </table:table-cell>
          <table:table-cell office:value-type="float" office:value="-3.6951501154734498" table:number-columns-spanned="1" table:number-rows-spanned="2" table:style-name="ce86">
            <text:p>-3,70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3.3" table:style-name="ce24">
            <text:p>43,3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6" table:style-name="ce12">
            <text:p>3,6</text:p>
          </table:table-cell>
          <table:table-cell office:value-type="float" office:value="5.66" table:style-name="ce12">
            <text:p>5,66</text:p>
          </table:table-cell>
          <table:table-cell office:value-type="float" office:value="1.31" table:style-name="ce13">
            <text:p>1,31</text:p>
          </table:table-cell>
          <table:table-cell office:value-type="float" office:value="1.31" table:style-name="ce13">
            <text:p>1,31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82">
            <text:p>x</text:p>
          </table:table-cell>
          <table:table-cell office:value-type="string" table:style-name="ce40">
            <text:p>non</text:p>
          </table:table-cell>
          <table:table-cell table:style-name="ce8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78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Tracteur : Man</text:p>
            <text:p/>
            <text:p>Suspensions pneumatiques sur tracteur et remorque</text:p>
            <text:p>385/65 R 22,5 S (Continental)</text:p>
            <text:p>315/80 R 22,5 J (Michelin)</text:p>
            <text:p>385/65 R 22,5 S (Michelin) (3 fois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1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11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5H0M58.000S" table:number-columns-spanned="1" table:number-rows-spanned="2" table:style-name="ce59">
            <text:p>15:00:58</text:p>
          </table:table-cell>
          <table:table-cell office:value-type="string" table:number-columns-spanned="1" table:number-rows-spanned="2" table:style-name="ce60">
            <text:p>DN 081 SY</text:p>
          </table:table-cell>
          <table:table-cell office:value-type="string" table:number-columns-spanned="1" table:number-rows-spanned="2" table:style-name="ce60">
            <text:p>Tracteur et</text:p>
            <text:p>benne bâche rouge</text:p>
          </table:table-cell>
          <table:table-cell office:value-type="string" table:number-columns-spanned="1" table:number-rows-spanned="2" table:style-name="ce60">
            <text:p>Blanc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5" table:style-name="ce12">
            <text:p>7,5</text:p>
          </table:table-cell>
          <table:table-cell office:value-type="float" office:value="11.5" table:style-name="ce12">
            <text:p>11,5</text:p>
          </table:table-cell>
          <table:table-cell office:value-type="float" office:value="8.8000000000000007" table:style-name="ce12">
            <text:p>8,8</text:p>
          </table:table-cell>
          <table:table-cell office:value-type="float" office:value="8.8000000000000007" table:style-name="ce13">
            <text:p>8,8</text:p>
          </table:table-cell>
          <table:table-cell office:value-type="float" office:value="8.8000000000000007" table:style-name="ce14">
            <text:p>8,8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15" table:style-name="ce12">
            <text:p>7,15</text:p>
          </table:table-cell>
          <table:table-cell office:value-type="float" office:value="11.4" table:style-name="ce12">
            <text:p>11,4</text:p>
          </table:table-cell>
          <table:table-cell office:value-type="float" office:value="8.0500000000000007" table:style-name="ce16">
            <text:p>8,05</text:p>
          </table:table-cell>
          <table:table-cell office:value-type="float" office:value="8" table:style-name="ce74">
            <text:p>8</text:p>
          </table:table-cell>
          <table:table-cell office:value-type="float" office:value="8.4499999999999993" table:style-name="ce17">
            <text:p>8,4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5.4" table:style-name="ce24">
            <text:p>45,4</text:p>
          </table:table-cell>
          <table:table-cell office:value-type="float" office:value="-5.45876887340303" table:number-columns-spanned="1" table:number-rows-spanned="2" table:style-name="ce86">
            <text:p>-5,46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3.05" table:style-name="ce24">
            <text:p>43,05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76" table:style-name="ce12">
            <text:p>3,76</text:p>
          </table:table-cell>
          <table:table-cell office:value-type="float" office:value="5.28" table:style-name="ce12">
            <text:p>5,28</text:p>
          </table:table-cell>
          <table:table-cell office:value-type="float" office:value="1.3" table:style-name="ce13">
            <text:p>1,3</text:p>
          </table:table-cell>
          <table:table-cell office:value-type="float" office:value="1.3" table:style-name="ce13">
            <text:p>1,3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82">
            <text:p>X</text:p>
          </table:table-cell>
          <table:table-cell office:value-type="string" table:style-name="ce40">
            <text:p>non</text:p>
          </table:table-cell>
          <table:table-cell table:style-name="ce8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78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table:number-columns-spanned="1" table:number-rows-spanned="2" table:style-name="ce80"/>
          <table:table-cell table:number-columns-spanned="1" table:number-rows-spanned="2" table:style-name="ce80"/>
          <table:table-cell table:number-columns-spanned="1" table:number-rows-spanned="2" table:style-name="ce80"/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Inscription « transports Aubineau » sur le devant</text:p>
            <text:p/>
            <text:p>Suspensions pneumatiques sur tracteur et remorque</text:p>
            <text:p>385/65 R 22,5 (Michelin)</text:p>
            <text:p>315/80 R 22,5</text:p>
            <text:p>385/65 R 22,5 (Michelin) (3 fois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12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12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5H10M31.000S" table:number-columns-spanned="1" table:number-rows-spanned="2" table:style-name="ce59">
            <text:p>15:10:31</text:p>
          </table:table-cell>
          <table:table-cell office:value-type="string" table:number-columns-spanned="1" table:number-rows-spanned="2" table:style-name="ce60">
            <text:p>07 BBZ 9</text:p>
            <text:p>Pays-bas</text:p>
          </table:table-cell>
          <table:table-cell office:value-type="string" table:number-columns-spanned="1" table:number-rows-spanned="2" table:style-name="ce60">
            <text:p>Semi-remorque T2S3</text:p>
          </table:table-cell>
          <table:table-cell office:value-type="string" table:number-columns-spanned="1" table:number-rows-spanned="2" table:style-name="ce60">
            <text:p>Vert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7.6" table:style-name="ce12">
            <text:p>7,6</text:p>
          </table:table-cell>
          <table:table-cell office:value-type="float" office:value="10.9" table:style-name="ce12">
            <text:p>10,9</text:p>
          </table:table-cell>
          <table:table-cell office:value-type="float" office:value="9.3000000000000007" table:style-name="ce12">
            <text:p>9,3</text:p>
          </table:table-cell>
          <table:table-cell office:value-type="float" office:value="9.3000000000000007" table:style-name="ce13">
            <text:p>9,3</text:p>
          </table:table-cell>
          <table:table-cell office:value-type="float" office:value="9.3000000000000007" table:style-name="ce14">
            <text:p>9,3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7.4" table:style-name="ce12">
            <text:p>7,4</text:p>
          </table:table-cell>
          <table:table-cell office:value-type="float" office:value="10.8" table:style-name="ce12">
            <text:p>10,8</text:p>
          </table:table-cell>
          <table:table-cell office:value-type="float" office:value="8.8000000000000007" table:style-name="ce16">
            <text:p>8,8</text:p>
          </table:table-cell>
          <table:table-cell office:value-type="float" office:value="9.0500000000000007" table:style-name="ce74">
            <text:p>9,05</text:p>
          </table:table-cell>
          <table:table-cell office:value-type="float" office:value="8.75" table:style-name="ce17">
            <text:p>8,7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6.4" table:style-name="ce24">
            <text:p>46,4</text:p>
          </table:table-cell>
          <table:table-cell office:value-type="float" office:value="-3.5714285714285801" table:number-columns-spanned="1" table:number-rows-spanned="2" table:style-name="ce86">
            <text:p>-3,57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4.8" table:style-name="ce24">
            <text:p>44,8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74" table:style-name="ce12">
            <text:p>3,74</text:p>
          </table:table-cell>
          <table:table-cell office:value-type="float" office:value="5.93" table:style-name="ce12">
            <text:p>5,93</text:p>
          </table:table-cell>
          <table:table-cell office:value-type="float" office:value="1.29" table:style-name="ce13">
            <text:p>1,29</text:p>
          </table:table-cell>
          <table:table-cell office:value-type="float" office:value="1.32" table:style-name="ce13">
            <text:p>1,32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82">
            <text:p>X</text:p>
          </table:table-cell>
          <table:table-cell office:value-type="string" table:style-name="ce40">
            <text:p>non</text:p>
          </table:table-cell>
          <table:table-cell table:style-name="ce8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table:style-name="ce84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Marque : Scania</text:p>
            <text:p/>
            <text:p>Suspensions pneumatiques sur tracteur</text:p>
            <text:p>385/65 R 22,5 S (Michelin)</text:p>
            <text:p>315/70 R 22,5 J (Michelin)</text:p>
            <text:p>385/65 R 22,5 S (Bridgestone) (3 fois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13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13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5H19M49.000S" table:number-columns-spanned="1" table:number-rows-spanned="2" table:style-name="ce59">
            <text:p>15:19:49</text:p>
          </table:table-cell>
          <table:table-cell table:number-columns-spanned="1" table:number-rows-spanned="2" table:style-name="ce85"/>
          <table:table-cell office:value-type="string" table:number-columns-spanned="1" table:number-rows-spanned="2" table:style-name="ce60">
            <text:p>Semi-remorque T2S3</text:p>
          </table:table-cell>
          <table:table-cell office:value-type="string" table:number-columns-spanned="1" table:number-rows-spanned="2" table:style-name="ce60">
            <text:p>Remorque bleue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8.5" table:style-name="ce12">
            <text:p>8,5</text:p>
          </table:table-cell>
          <table:table-cell office:value-type="float" office:value="12.7" table:style-name="ce12">
            <text:p>12,7</text:p>
          </table:table-cell>
          <table:table-cell office:value-type="float" office:value="8.5" table:style-name="ce12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4">
            <text:p>8,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8.15" table:style-name="ce12">
            <text:p>8,15</text:p>
          </table:table-cell>
          <table:table-cell office:value-type="float" office:value="12.2" table:style-name="ce12">
            <text:p>12,2</text:p>
          </table:table-cell>
          <table:table-cell office:value-type="float" office:value="7.3" table:style-name="ce16">
            <text:p>7,3</text:p>
          </table:table-cell>
          <table:table-cell office:value-type="float" office:value="8.3000000000000007" table:style-name="ce74">
            <text:p>8,3</text:p>
          </table:table-cell>
          <table:table-cell office:value-type="float" office:value="8.8000000000000007" table:style-name="ce17">
            <text:p>8,8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string" table:style-name="ce22">
            <text:p>/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6.7" table:style-name="ce24">
            <text:p>46,7</text:p>
          </table:table-cell>
          <table:table-cell office:value-type="float" office:value="-4.3575418994413404" table:number-columns-spanned="1" table:number-rows-spanned="2" table:style-name="ce86">
            <text:p>-4,36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4.75" table:style-name="ce24">
            <text:p>44,75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office:value-type="string" table:style-name="ce17">
            <text:p>/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3.72" table:style-name="ce12">
            <text:p>3,72</text:p>
          </table:table-cell>
          <table:table-cell office:value-type="float" office:value="5.67" table:style-name="ce12">
            <text:p>5,67</text:p>
          </table:table-cell>
          <table:table-cell office:value-type="float" office:value="1.31" table:style-name="ce13">
            <text:p>1,31</text:p>
          </table:table-cell>
          <table:table-cell office:value-type="float" office:value="1.31" table:style-name="ce13">
            <text:p>1,31</text:p>
          </table:table-cell>
          <table:table-cell office:value-type="string" table:style-name="ce14">
            <text:p>/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82">
            <text:p>X</text:p>
          </table:table-cell>
          <table:table-cell office:value-type="string" table:style-name="ce40">
            <text:p>non</text:p>
          </table:table-cell>
          <table:table-cell table:style-name="ce8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table:style-name="ce84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Marque : Scania</text:p>
            <text:p/>
            <text:p>Suspensions pneumatiques sur tracteur</text:p>
            <text:p>385/65 R 22,5 S (Bridgestone)</text:p>
            <text:p>315/80 R 22,5 J (Bridgestone)</text:p>
            <text:p>385/65 R 22,5 S (Doublestar puis Triangle 2 fois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14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14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5H34M4.000S" table:number-columns-spanned="1" table:number-rows-spanned="2" table:style-name="ce59">
            <text:p>15:34:04</text:p>
          </table:table-cell>
          <table:table-cell office:value-type="string" table:number-columns-spanned="1" table:number-rows-spanned="2" table:style-name="ce60">
            <text:p>YP 60 HRN</text:p>
          </table:table-cell>
          <table:table-cell office:value-type="string" table:number-columns-spanned="1" table:number-rows-spanned="2" table:style-name="ce60">
            <text:p>Volvo</text:p>
          </table:table-cell>
          <table:table-cell office:value-type="string" table:number-columns-spanned="1" table:number-rows-spanned="2" table:style-name="ce60">
            <text:p>Blanc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6.7" table:style-name="ce12">
            <text:p>6,7</text:p>
          </table:table-cell>
          <table:table-cell office:value-type="float" office:value="6.7" table:style-name="ce12">
            <text:p>6,7</text:p>
          </table:table-cell>
          <table:table-cell office:value-type="float" office:value="6.7" table:style-name="ce12">
            <text:p>6,7</text:p>
          </table:table-cell>
          <table:table-cell office:value-type="float" office:value="8.4" table:style-name="ce13">
            <text:p>8,4</text:p>
          </table:table-cell>
          <table:table-cell office:value-type="float" office:value="8.4" table:style-name="ce14">
            <text:p>8,4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6.2" table:style-name="ce12">
            <text:p>6,2</text:p>
          </table:table-cell>
          <table:table-cell office:value-type="float" office:value="5.05" table:style-name="ce12">
            <text:p>5,05</text:p>
          </table:table-cell>
          <table:table-cell office:value-type="float" office:value="7.95" table:style-name="ce16">
            <text:p>7,95</text:p>
          </table:table-cell>
          <table:table-cell office:value-type="float" office:value="7.65" table:style-name="ce74">
            <text:p>7,65</text:p>
          </table:table-cell>
          <table:table-cell office:value-type="float" office:value="7.4" table:style-name="ce17">
            <text:p>7,4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float" office:value="8.4" table:style-name="ce22">
            <text:p>8,4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5.3" table:style-name="ce24">
            <text:p>45,3</text:p>
          </table:table-cell>
          <table:table-cell office:value-type="float" office:value="-8.1145584725536999" table:number-columns-spanned="1" table:number-rows-spanned="2" table:style-name="ce86">
            <text:p>-8,11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float" office:value="7.65" table:style-name="ce26">
            <text:p>7,65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1.9" table:style-name="ce24">
            <text:p>41,9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table:style-name="ce17"/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2.77" table:style-name="ce12">
            <text:p>2,77</text:p>
          </table:table-cell>
          <table:table-cell office:value-type="float" office:value="1.32" table:style-name="ce12">
            <text:p>1,32</text:p>
          </table:table-cell>
          <table:table-cell office:value-type="float" office:value="5.96" table:style-name="ce13">
            <text:p>5,96</text:p>
          </table:table-cell>
          <table:table-cell office:value-type="float" office:value="1.31" table:style-name="ce13">
            <text:p>1,31</text:p>
          </table:table-cell>
          <table:table-cell office:value-type="float" office:value="1.31" table:style-name="ce14">
            <text:p>1,31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office:value-type="string" table:style-name="ce82">
            <text:p>X</text:p>
          </table:table-cell>
          <table:table-cell office:value-type="string" table:style-name="ce40">
            <text:p>non</text:p>
          </table:table-cell>
          <table:table-cell table:style-name="ce8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office:value-type="string" table:style-name="ce78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Marque : Scania</text:p>
            <text:p/>
            <text:p>Suspensions pneumatiques sur tracteur et remorque</text:p>
            <text:p>295/80 R 22,5 S (Falken)</text:p>
            <text:p>295/80 R 22,5 S (Falken)</text:p>
            <text:p>295/80 R 22,5 J (Falken)</text:p>
            <text:p>385/65 R 22,5 S (Falken 3 fois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PL15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1" table:number-columns-repeated="1000" table:default-cell-style-name="ce2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7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Fiche n° 15</text:p>
          </table:table-cell>
          <table:table-cell table:number-columns-repeated="3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office:value-type="string" table:number-columns-spanned="1" table:number-rows-spanned="2" table:style-name="ce56">
            <text:p>Heure de passage sur l’ouvrage</text:p>
          </table:table-cell>
          <table:table-cell office:value-type="string" table:number-columns-spanned="1" table:number-rows-spanned="2" table:style-name="ce57">
            <text:p>Plaque d’immatriculation</text:p>
          </table:table-cell>
          <table:table-cell office:value-type="string" table:number-columns-spanned="1" table:number-rows-spanned="2" table:style-name="ce57">
            <text:p>Type de PL</text:p>
          </table:table-cell>
          <table:table-cell office:value-type="string" table:number-columns-spanned="1" table:number-rows-spanned="2" table:style-name="ce57">
            <text:p>Couleur</text:p>
          </table:table-cell>
          <table:table-cell office:value-type="string" table:number-columns-spanned="1" table:number-rows-spanned="2" table:style-name="ce57">
            <text:p>Heure de pesée</text:p>
          </table:table-cell>
          <table:table-cell office:value-type="string" table:number-columns-spanned="1" table:number-rows-spanned="2" table:style-name="ce58">
            <text:p>Photos</text:p>
          </table:table-cell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2" table:style-name="ce1"/>
          <table:table-cell table:number-columns-repeated="16374"/>
        </table:table-row>
        <table:table-row table:style-name="ro1">
          <table:table-cell/>
          <table:table-cell office:value-type="time" office:time-value="PT15H36M14.000S" table:number-columns-spanned="1" table:number-rows-spanned="2" table:style-name="ce59">
            <text:p>15:36:14</text:p>
          </table:table-cell>
          <table:table-cell office:value-type="string" table:number-columns-spanned="1" table:number-rows-spanned="2" table:style-name="ce60">
            <text:p>36 BBX 1</text:p>
            <text:p>Pays-bas</text:p>
          </table:table-cell>
          <table:table-cell office:value-type="string" table:number-columns-spanned="1" table:number-rows-spanned="2" table:style-name="ce60">
            <text:p>Citerne 6 essieux</text:p>
          </table:table-cell>
          <table:table-cell table:number-columns-spanned="1" table:number-rows-spanned="2" table:style-name="ce61"/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6"/>
          <table:table-cell office:value-type="string" table:number-columns-spanned="5" table:number-rows-spanned="1" table:style-name="ce63">
            <text:p>Poids des 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7"/>
          <table:table-cell office:value-type="string" table:style-name="ce8">
            <text:p>Es 1</text:p>
          </table:table-cell>
          <table:table-cell office:value-type="string" table:style-name="ce9">
            <text:p>Es 2</text:p>
          </table:table-cell>
          <table:table-cell office:value-type="string" table:style-name="ce9">
            <text:p>Es 3</text:p>
          </table:table-cell>
          <table:table-cell office:value-type="string" table:style-name="ce9">
            <text:p>Es 4</text:p>
          </table:table-cell>
          <table:table-cell office:value-type="string" table:style-name="ce10">
            <text:p>Es 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1">
            <text:p>SIWIM</text:p>
          </table:table-cell>
          <table:table-cell office:value-type="float" office:value="5.2" table:style-name="ce12">
            <text:p>5,2</text:p>
          </table:table-cell>
          <table:table-cell office:value-type="float" office:value="8.1" table:style-name="ce12">
            <text:p>8,1</text:p>
          </table:table-cell>
          <table:table-cell office:value-type="float" office:value="8.1" table:style-name="ce12">
            <text:p>8,1</text:p>
          </table:table-cell>
          <table:table-cell office:value-type="float" office:value="8.4" table:style-name="ce13">
            <text:p>8,4</text:p>
          </table:table-cell>
          <table:table-cell office:value-type="float" office:value="8.1" table:style-name="ce14">
            <text:p>8,1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Pesée statique</text:p>
          </table:table-cell>
          <table:table-cell office:value-type="float" office:value="5.35" table:style-name="ce12">
            <text:p>5,35</text:p>
          </table:table-cell>
          <table:table-cell office:value-type="float" office:value="8.25" table:style-name="ce12">
            <text:p>8,25</text:p>
          </table:table-cell>
          <table:table-cell office:value-type="float" office:value="8.1" table:style-name="ce16">
            <text:p>8,1</text:p>
          </table:table-cell>
          <table:table-cell office:value-type="float" office:value="7.75" table:style-name="ce74">
            <text:p>7,75</text:p>
          </table:table-cell>
          <table:table-cell office:value-type="float" office:value="7.8" table:style-name="ce17">
            <text:p>7,8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table:style-name="ce18"/>
          <table:table-cell office:value-type="string" table:style-name="ce9">
            <text:p>Es 6</text:p>
          </table:table-cell>
          <table:table-cell office:value-type="string" table:style-name="ce19">
            <text:p>Es 7</text:p>
          </table:table-cell>
          <table:table-cell office:value-type="string" table:style-name="ce9">
            <text:p>Es 8</text:p>
          </table:table-cell>
          <table:table-cell office:value-type="string" table:style-name="ce20">
            <text:p>Poids total</text:p>
          </table:table-cell>
          <table:table-cell office:value-type="string" table:style-name="ce21">
            <text:p>Écart (%)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15">
            <text:p>SIWIM</text:p>
          </table:table-cell>
          <table:table-cell office:value-type="float" office:value="7.6" table:style-name="ce22">
            <text:p>7,6</text:p>
          </table:table-cell>
          <table:table-cell office:value-type="string" table:style-name="ce23">
            <text:p>/</text:p>
          </table:table-cell>
          <table:table-cell office:value-type="string" table:style-name="ce12">
            <text:p>/</text:p>
          </table:table-cell>
          <table:table-cell office:value-type="float" office:value="45.5" table:style-name="ce24">
            <text:p>45,5</text:p>
          </table:table-cell>
          <table:table-cell office:value-type="float" office:value="-1.4492753623188399" table:number-columns-spanned="1" table:number-rows-spanned="2" table:style-name="ce86">
            <text:p>-1,45</text:p>
          </table:table-cell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2">
          <table:table-cell/>
          <table:table-cell office:value-type="string" table:style-name="ce25">
            <text:p>Pesée statique</text:p>
          </table:table-cell>
          <table:table-cell office:value-type="float" office:value="7.6" table:style-name="ce26">
            <text:p>7,6</text:p>
          </table:table-cell>
          <table:table-cell office:value-type="string" table:style-name="ce27">
            <text:p>/</text:p>
          </table:table-cell>
          <table:table-cell office:value-type="string" table:style-name="ce26">
            <text:p>/</text:p>
          </table:table-cell>
          <table:table-cell office:value-type="float" office:value="44.85" table:style-name="ce24">
            <text:p>44,85</text:p>
          </table:table-cell>
          <table:covered-table-cell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/>
          <table:table-cell table:style-name="ce28"/>
          <table:table-cell office:value-type="string" table:number-columns-spanned="5" table:number-rows-spanned="1" table:style-name="ce63">
            <text:p>Distances inter-essieux</text:p>
          </table:table-cell>
          <table:covered-table-cell table:number-columns-repeated="4"/>
          <table:table-cell table:style-name="ce4"/>
          <table:table-cell table:number-columns-repeated="1002" table:style-name="ce2"/>
          <table:table-cell table:number-columns-repeated="15374"/>
        </table:table-row>
        <table:table-row table:style-name="ro1">
          <table:table-cell table:style-name="ce4"/>
          <table:table-cell table:style-name="ce29"/>
          <table:table-cell office:value-type="string" table:style-name="ce30">
            <text:p>Es1-Es2</text:p>
          </table:table-cell>
          <table:table-cell office:value-type="string" table:style-name="ce31">
            <text:p>Es2-Es3</text:p>
          </table:table-cell>
          <table:table-cell office:value-type="string" table:style-name="ce32">
            <text:p>Es3-Es4</text:p>
          </table:table-cell>
          <table:table-cell office:value-type="string" table:style-name="ce31">
            <text:p>Es4-Es5</text:p>
          </table:table-cell>
          <table:table-cell office:value-type="string" table:style-name="ce33">
            <text:p>Es5-Es6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11">
            <text:p>SIWIM</text:p>
          </table:table-cell>
          <table:table-cell table:number-columns-repeated="3" table:style-name="ce12"/>
          <table:table-cell table:style-name="ce34"/>
          <table:table-cell table:style-name="ce17"/>
          <table:table-cell table:number-columns-repeated="16377"/>
        </table:table-row>
        <table:table-row table:style-name="ro2">
          <table:table-cell table:style-name="ce4"/>
          <table:table-cell office:value-type="string" table:style-name="ce15">
            <text:p>Pesée statique</text:p>
          </table:table-cell>
          <table:table-cell office:value-type="float" office:value="5.95" table:style-name="ce12">
            <text:p>5,95</text:p>
          </table:table-cell>
          <table:table-cell office:value-type="float" office:value="1.33" table:style-name="ce12">
            <text:p>1,33</text:p>
          </table:table-cell>
          <table:table-cell office:value-type="float" office:value="4.29" table:style-name="ce13">
            <text:p>4,29</text:p>
          </table:table-cell>
          <table:table-cell office:value-type="float" office:value="2.38" table:style-name="ce13">
            <text:p>2,38</text:p>
          </table:table-cell>
          <table:table-cell office:value-type="float" office:value="2.5499999999999998" table:style-name="ce14">
            <text:p>2,55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8"/>
          <table:table-cell office:value-type="string" table:style-name="ce9">
            <text:p>Es6-Es7</text:p>
          </table:table-cell>
          <table:table-cell office:value-type="string" table:style-name="ce19">
            <text:p>Es7-Es8</text:p>
          </table:table-cell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table:style-name="ce4"/>
          <table:table-cell office:value-type="string" table:style-name="ce15">
            <text:p>SIWIM</text:p>
          </table:table-cell>
          <table:table-cell office:value-type="string" table:style-name="ce12">
            <text:p>/</text:p>
          </table:table-cell>
          <table:table-cell office:value-type="string" table:style-name="ce23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style-name="ce25">
            <text:p>Pesée statique</text:p>
          </table:table-cell>
          <table:table-cell office:value-type="string" table:style-name="ce26">
            <text:p>/</text:p>
          </table:table-cell>
          <table:table-cell office:value-type="string" table:style-name="ce27">
            <text:p>/</text:p>
          </table:table-cell>
          <table:table-cell table:style-name="ce37"/>
          <table:table-cell table:number-columns-repeated="2" table:style-name="ce2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65">
            <text:p>Observations supplémentaires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style-name="ce38"/>
          <table:table-cell table:number-columns-repeated="5" table:style-name="ce39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2" table:number-rows-spanned="1" table:style-name="ce56">
            <text:p>Présence d’un déflecteur d’air</text:p>
          </table:table-cell>
          <table:covered-table-cell/>
          <table:table-cell office:value-type="string" table:style-name="ce40">
            <text:p>oui</text:p>
          </table:table-cell>
          <table:table-cell table:style-name="ce82"/>
          <table:table-cell office:value-type="string" table:style-name="ce40">
            <text:p>non</text:p>
          </table:table-cell>
          <table:table-cell office:value-type="string" table:style-name="ce83">
            <text:p>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Amortisseur</text:p>
          </table:table-cell>
          <table:table-cell office:value-type="string" table:style-name="ce9">
            <text:p>tracteur</text:p>
          </table:table-cell>
          <table:table-cell office:value-type="string" table:style-name="ce9">
            <text:p>à lame</text:p>
          </table:table-cell>
          <table:table-cell table:style-name="ce43"/>
          <table:table-cell office:value-type="string" table:style-name="ce9">
            <text:p>hydraulique</text:p>
          </table:table-cell>
          <table:table-cell office:value-type="string" table:style-name="ce44">
            <text:p>X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table-cell office:value-type="string" table:style-name="ce45">
            <text:p>remorque</text:p>
          </table:table-cell>
          <table:table-cell office:value-type="string" table:style-name="ce45">
            <text:p>à lame</text:p>
          </table:table-cell>
          <table:table-cell table:style-name="ce46"/>
          <table:table-cell office:value-type="string" table:style-name="ce45">
            <text:p>hydraulique</text:p>
          </table:table-cell>
          <table:table-cell table:style-name="ce84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48"/>
          <table:table-cell table:number-columns-repeated="16377"/>
        </table:table-row>
        <table:table-row table:style-name="ro1">
          <table:table-cell table:style-name="ce4"/>
          <table:table-cell office:value-type="string" table:style-name="ce49">
            <text:p>Types de roues</text:p>
          </table:table-cell>
          <table:table-cell office:value-type="string" table:style-name="ce40">
            <text:p>Es 1</text:p>
          </table:table-cell>
          <table:table-cell office:value-type="string" table:style-name="ce40">
            <text:p>Es 2</text:p>
          </table:table-cell>
          <table:table-cell office:value-type="string" table:style-name="ce40">
            <text:p>Es 3</text:p>
          </table:table-cell>
          <table:table-cell office:value-type="string" table:style-name="ce40">
            <text:p>Es 4</text:p>
          </table:table-cell>
          <table:table-cell office:value-type="string" table:style-name="ce50">
            <text:p>Es 5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7">
            <text:p>S=simple ; J=jumelé</text:p>
          </table:table-cell>
          <table:table-cell office:value-type="string" table:number-columns-spanned="1" table:number-rows-spanned="2" table:style-name="ce68">
            <text:p>S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8">
            <text:p>J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9">
            <text:p>S</text:p>
          </table:table-cell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style-name="ce4"/>
          <table:table-cell table:style-name="ce51"/>
          <table:table-cell office:value-type="string" table:style-name="ce9">
            <text:p>Es 6</text:p>
          </table:table-cell>
          <table:table-cell office:value-type="string" table:style-name="ce9">
            <text:p>Es 7</text:p>
          </table:table-cell>
          <table:table-cell office:value-type="string" table:style-name="ce19">
            <text:p>Es 8</text:p>
          </table:table-cell>
          <table:table-cell table:style-name="ce52"/>
          <table:table-cell table:style-name="ce53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1" table:number-rows-spanned="2" table:style-name="ce66">
            <text:p>S=simple ; J=jumelé</text:p>
          </table:table-cell>
          <table:table-cell office:value-type="string" table:number-columns-spanned="1" table:number-rows-spanned="2" table:style-name="ce60">
            <text:p>S</text:p>
          </table:table-cell>
          <table:table-cell office:value-type="string" table:number-columns-spanned="1" table:number-rows-spanned="2" table:style-name="ce60">
            <text:p>/</text:p>
          </table:table-cell>
          <table:table-cell office:value-type="string" table:number-columns-spanned="1" table:number-rows-spanned="2" table:style-name="ce69">
            <text:p>/</text:p>
          </table:table-cell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2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" table:style-name="ce70">
            <text:p>Expression libr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office:value-type="string" table:number-columns-spanned="6" table:number-rows-spanned="18" table:style-name="ce71">
            <text:p>Poids lourd de type Américain ; 6 essieux</text:p>
            <text:p/>
            <text:p>Suspensions pneumatiques sur tracteur</text:p>
            <text:p>11 R 24,5 S (Pirelli)</text:p>
            <text:p>11 R 24,5 J (Pirelli)</text:p>
            <text:p>11 R 24,5 J (Pirelli)</text:p>
            <text:p>385/65 R 22,5 S (Goodyear, michelin et continental)</text:p>
            <text:p/>
            <text:p/>
            <text:p/>
          </table:table-cell>
          <table:covered-table-cell table:number-columns-repeated="5"/>
          <table:table-cell table:number-columns-repeated="16377"/>
        </table:table-row>
        <table:table-row table:number-rows-repeated="17" table:style-name="ro1">
          <table:table-cell table:style-name="ce4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236220472440945in" fo:margin-left="0.196850393700787in" fo:margin-right="0.15748031496063in" style:print-orientation="portrait" style:print-page-order="ltr" style:first-page-number="1" style:scale-to="66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5748031496063in" fo:margin-bottom="0.236220472440945in" fo:margin-left="0.196456692913386in" fo:margin-right="0.15748031496063in" style:print-orientation="portrait" style:print-page-order="ltr" style:first-page-number="1" style:scale-to="78%" style:table-centering="none" style:print="objects charts drawings"/>
      <style:header-style>
        <style:header-footer-properties fo:min-height="0.0783464566929134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TINET Victor - CEREMA/DTerIDF/DID/UGDOA</meta:initial-creator>
    <dc:creator>Franziska Schmidt</dc:creator>
    <meta:creation-date>2015-08-25T18:17:12Z</meta:creation-date>
    <dc:date>2015-10-02T17:28:41Z</dc:date>
    <meta:print-date>2015-10-02T17:28:30Z</meta:print-date>
    <meta:editing-cycles>26</meta:editing-cycles>
    <meta:editing-duration>PT23641S</meta:editing-duration>
  </office:meta>
</office:document-meta>
</file>